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wind_scenario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  <table:table-cell office:value-type="string">
            <text:p>x11</text:p>
          </table:table-cell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14</text:p>
          </table:table-cell>
          <table:table-cell office:value-type="string">
            <text:p>x15</text:p>
          </table:table-cell>
          <table:table-cell office:value-type="string">
            <text:p>x16</text:p>
          </table:table-cell>
          <table:table-cell office:value-type="string">
            <text:p>x17</text:p>
          </table:table-cell>
          <table:table-cell office:value-type="string">
            <text:p>x18</text:p>
          </table:table-cell>
          <table:table-cell office:value-type="string">
            <text:p>x19</text:p>
          </table:table-cell>
          <table:table-cell office:value-type="string">
            <text:p>x20</text:p>
          </table:table-cell>
          <table:table-cell office:value-type="string">
            <text:p>x21</text:p>
          </table:table-cell>
          <table:table-cell office:value-type="string">
            <text:p>x22</text:p>
          </table:table-cell>
          <table:table-cell office:value-type="string">
            <text:p>x23</text:p>
          </table:table-cell>
          <table:table-cell office:value-type="string">
            <text:p>x24</text:p>
          </table:table-cell>
          <table:table-cell office:value-type="string">
            <text:p>x25</text:p>
          </table:table-cell>
        </table:table-row>
        <table:table-row>
          <table:table-cell office:value-type="string">
            <text:p>s1</text:p>
          </table:table-cell>
          <table:table-cell office:value="0.00916739607071444" office:value-type="float"/>
          <table:table-cell office:value="0.055707723828063084" office:value-type="float"/>
          <table:table-cell office:value="0.08014913757992848" office:value-type="float"/>
          <table:table-cell office:value="0.2402319474388366" office:value-type="float"/>
          <table:table-cell office:value="0.30924381777113" office:value-type="float"/>
          <table:table-cell office:value="0.29441634002582745" office:value-type="float"/>
          <table:table-cell office:value="0.061521907611371794" office:value-type="float"/>
          <table:table-cell office:value="0.1389519658456839" office:value-type="float"/>
          <table:table-cell office:value="0.1808127879198248" office:value-type="float"/>
          <table:table-cell office:value="0.6285030036669307" office:value-type="float"/>
          <table:table-cell office:value="0.6678604082812015" office:value-type="float"/>
          <table:table-cell office:value="0.4540480392164523" office:value-type="float"/>
          <table:table-cell office:value="0.37834898270910905" office:value-type="float"/>
          <table:table-cell office:value="0.05848995290366896" office:value-type="float"/>
          <table:table-cell office:value="0.06071987724652753" office:value-type="float"/>
          <table:table-cell office:value="0.04704855114962192" office:value-type="float"/>
          <table:table-cell office:value="0.04317706098440557" office:value-type="float"/>
          <table:table-cell office:value="0.156909256430281" office:value-type="float"/>
          <table:table-cell office:value="0.6355487748522334" office:value-type="float"/>
          <table:table-cell office:value="0.34810855300429844" office:value-type="float"/>
          <table:table-cell office:value="0.3598931934775131" office:value-type="float"/>
          <table:table-cell office:value="0.11491191592823291" office:value-type="float"/>
          <table:table-cell office:value="0.07814545636472715" office:value-type="float"/>
          <table:table-cell office:value="0.3232376811018968" office:value-type="float"/>
        </table:table-row>
        <table:table-row>
          <table:table-cell office:value-type="string">
            <text:p>s2</text:p>
          </table:table-cell>
          <table:table-cell office:value="0.3005200675865917" office:value-type="float"/>
          <table:table-cell office:value="0.5200926643203887" office:value-type="float"/>
          <table:table-cell office:value="0.34657209861295907" office:value-type="float"/>
          <table:table-cell office:value="0.11542889487672282" office:value-type="float"/>
          <table:table-cell office:value="0.3316482660906737" office:value-type="float"/>
          <table:table-cell office:value="0.355107713310582" office:value-type="float"/>
          <table:table-cell office:value="0.29730843164312737" office:value-type="float"/>
          <table:table-cell office:value="0.12206938898010102" office:value-type="float"/>
          <table:table-cell office:value="0.11425699927000205" office:value-type="float"/>
          <table:table-cell office:value="0.055251960524963" office:value-type="float"/>
          <table:table-cell office:value="0.05024342310055944" office:value-type="float"/>
          <table:table-cell office:value="0.21293362372461835" office:value-type="float"/>
          <table:table-cell office:value="0.12881408260469124" office:value-type="float"/>
          <table:table-cell office:value="0.4173759822741318" office:value-type="float"/>
          <table:table-cell office:value="0.27508136516728143" office:value-type="float"/>
          <table:table-cell office:value="0.29937647410007356" office:value-type="float"/>
          <table:table-cell office:value="0.286283873406527" office:value-type="float"/>
          <table:table-cell office:value="0.23907580954824692" office:value-type="float"/>
          <table:table-cell office:value="0.08836068686160108" office:value-type="float"/>
          <table:table-cell office:value="0.13037141566902086" office:value-type="float"/>
          <table:table-cell office:value="0.16884482681113885" office:value-type="float"/>
          <table:table-cell office:value="0.215845096310577" office:value-type="float"/>
          <table:table-cell office:value="0.253856799470627" office:value-type="float"/>
          <table:table-cell office:value="0.2869850576854275" office:value-type="float"/>
        </table:table-row>
        <table:table-row>
          <table:table-cell office:value-type="string">
            <text:p>s3</text:p>
          </table:table-cell>
          <table:table-cell office:value="0.0037001772732929102" office:value-type="float"/>
          <table:table-cell office:value="0.027776855511587706" office:value-type="float"/>
          <table:table-cell office:value="0.18186352194382482" office:value-type="float"/>
          <table:table-cell office:value="0.0993194694447841" office:value-type="float"/>
          <table:table-cell office:value="0.05287588050666428" office:value-type="float"/>
          <table:table-cell office:value="0.05946143802317425" office:value-type="float"/>
          <table:table-cell office:value="0.11839277729932147" office:value-type="float"/>
          <table:table-cell office:value="0.37155765242107314" office:value-type="float"/>
          <table:table-cell office:value="0.21240423739941997" office:value-type="float"/>
          <table:table-cell office:value="0.05667240610444965" office:value-type="float"/>
          <table:table-cell office:value="0.02858911297715243" office:value-type="float"/>
          <table:table-cell office:value="0.0005919954631333025" office:value-type="float"/>
          <table:table-cell office:value="3.81459638790516e-05" office:value-type="float"/>
          <table:table-cell office:value="0.007633066500063015" office:value-type="float"/>
          <table:table-cell office:value="0.05459217468860205" office:value-type="float"/>
          <table:table-cell office:value="0.09472686545548763" office:value-type="float"/>
          <table:table-cell office:value="0.11865593891605399" office:value-type="float"/>
          <table:table-cell office:value="0.09365279995298986" office:value-type="float"/>
          <table:table-cell office:value="0.17166220666703813" office:value-type="float"/>
          <table:table-cell office:value="0.19156522667731546" office:value-type="float"/>
          <table:table-cell office:value="0.09008563316168254" office:value-type="float"/>
          <table:table-cell office:value="0.07766291010173144" office:value-type="float"/>
          <table:table-cell office:value="0.25551105191894313" office:value-type="float"/>
          <table:table-cell office:value="0.13701298453032737" office:value-type="float"/>
        </table:table-row>
        <table:table-row>
          <table:table-cell office:value-type="string">
            <text:p>s4</text:p>
          </table:table-cell>
          <table:table-cell office:value="0.1713769825008924" office:value-type="float"/>
          <table:table-cell office:value="0.17851927474302973" office:value-type="float"/>
          <table:table-cell office:value="0.10957424680562507" office:value-type="float"/>
          <table:table-cell office:value="0.09296001898361429" office:value-type="float"/>
          <table:table-cell office:value="0.19033418074136185" office:value-type="float"/>
          <table:table-cell office:value="0.2502723400439173" office:value-type="float"/>
          <table:table-cell office:value="0.12261409141273799" office:value-type="float"/>
          <table:table-cell office:value="0.02902154192671264" office:value-type="float"/>
          <table:table-cell office:value="0.03723550069805041" office:value-type="float"/>
          <table:table-cell office:value="0.16522298436358904" office:value-type="float"/>
          <table:table-cell office:value="0.18063571196711392" office:value-type="float"/>
          <table:table-cell office:value="0.16331094025927273" office:value-type="float"/>
          <table:table-cell office:value="0.07166601762498337" office:value-type="float"/>
          <table:table-cell office:value="0.08405180997309712" office:value-type="float"/>
          <table:table-cell office:value="0.11639984497319782" office:value-type="float"/>
          <table:table-cell office:value="0.02368643157254234" office:value-type="float"/>
          <table:table-cell office:value="0.010772191802081327" office:value-type="float"/>
          <table:table-cell office:value="0.01264589092590919" office:value-type="float"/>
          <table:table-cell office:value="0.031317910423224425" office:value-type="float"/>
          <table:table-cell office:value="0.06660327078295981" office:value-type="float"/>
          <table:table-cell office:value="0.06428810518014806" office:value-type="float"/>
          <table:table-cell office:value="0.1299183907618579" office:value-type="float"/>
          <table:table-cell office:value="0.25498974693632986" office:value-type="float"/>
          <table:table-cell office:value="0.10242485315198308" office:value-type="float"/>
        </table:table-row>
        <table:table-row>
          <table:table-cell office:value-type="string">
            <text:p>s5</text:p>
          </table:table-cell>
          <table:table-cell office:value="0.2926079147460717" office:value-type="float"/>
          <table:table-cell office:value="0.5070058857814849" office:value-type="float"/>
          <table:table-cell office:value="0.7060563067170585" office:value-type="float"/>
          <table:table-cell office:value="0.6933993405898526" office:value-type="float"/>
          <table:table-cell office:value="0.6798373853944278" office:value-type="float"/>
          <table:table-cell office:value="0.13144166293934337" office:value-type="float"/>
          <table:table-cell office:value="0.0723480874876197" office:value-type="float"/>
          <table:table-cell office:value="0.18771261880751458" office:value-type="float"/>
          <table:table-cell office:value="0.15700537147936652" office:value-type="float"/>
          <table:table-cell office:value="0.046002084703378694" office:value-type="float"/>
          <table:table-cell office:value="0.0033575069287859957" office:value-type="float"/>
          <table:table-cell office:value="0.0" office:value-type="float"/>
          <table:table-cell office:value="0.06245409500473334" office:value-type="float"/>
          <table:table-cell office:value="0.02843758630792259" office:value-type="float"/>
          <table:table-cell office:value="0.009859174756291968" office:value-type="float"/>
          <table:table-cell office:value="0.04207685715335179" office:value-type="float"/>
          <table:table-cell office:value="0.13710241429151485" office:value-type="float"/>
          <table:table-cell office:value="0.22678161698269342" office:value-type="float"/>
          <table:table-cell office:value="0.11877282642378989" office:value-type="float"/>
          <table:table-cell office:value="0.15074068113152292" office:value-type="float"/>
          <table:table-cell office:value="0.2502897242509526" office:value-type="float"/>
          <table:table-cell office:value="0.3064703346581903" office:value-type="float"/>
          <table:table-cell office:value="0.21403293202515997" office:value-type="float"/>
          <table:table-cell office:value="0.2505934357556316" office:value-type="float"/>
        </table:table-row>
        <table:table-row>
          <table:table-cell office:value-type="string">
            <text:p>s6</text:p>
          </table:table-cell>
          <table:table-cell office:value="0.10532096415821474" office:value-type="float"/>
          <table:table-cell office:value="0.14766277255620733" office:value-type="float"/>
          <table:table-cell office:value="0.1253982805476907" office:value-type="float"/>
          <table:table-cell office:value="0.1640421086307637" office:value-type="float"/>
          <table:table-cell office:value="0.1403548787290573" office:value-type="float"/>
          <table:table-cell office:value="0.11016409636791391" office:value-type="float"/>
          <table:table-cell office:value="0.11030527829133711" office:value-type="float"/>
          <table:table-cell office:value="0.2596684703427618" office:value-type="float"/>
          <table:table-cell office:value="0.10836593839421259" office:value-type="float"/>
          <table:table-cell office:value="0.27241835226580946" office:value-type="float"/>
          <table:table-cell office:value="0.5816292064256582" office:value-type="float"/>
          <table:table-cell office:value="0.6308046211462194" office:value-type="float"/>
          <table:table-cell office:value="0.6742798230013834" office:value-type="float"/>
          <table:table-cell office:value="0.5988235744127702" office:value-type="float"/>
          <table:table-cell office:value="0.4717436858210273" office:value-type="float"/>
          <table:table-cell office:value="0.4813848237264588" office:value-type="float"/>
          <table:table-cell office:value="0.46179742202920354" office:value-type="float"/>
          <table:table-cell office:value="0.32716201697741276" office:value-type="float"/>
          <table:table-cell office:value="0.2211051302985053" office:value-type="float"/>
          <table:table-cell office:value="0.4377112338971147" office:value-type="float"/>
          <table:table-cell office:value="0.7254218007184966" office:value-type="float"/>
          <table:table-cell office:value="0.8821955593861054" office:value-type="float"/>
          <table:table-cell office:value="0.67394076026636" office:value-type="float"/>
          <table:table-cell office:value="0.39890470110788634" office:value-type="float"/>
        </table:table-row>
        <table:table-row>
          <table:table-cell office:value-type="string">
            <text:p>s7</text:p>
          </table:table-cell>
          <table:table-cell office:value="0.21251934934937555" office:value-type="float"/>
          <table:table-cell office:value="0.06107241586308018" office:value-type="float"/>
          <table:table-cell office:value="0.2363513937247872" office:value-type="float"/>
          <table:table-cell office:value="0.5444921305919591" office:value-type="float"/>
          <table:table-cell office:value="0.24806041748563845" office:value-type="float"/>
          <table:table-cell office:value="0.2754234103114997" office:value-type="float"/>
          <table:table-cell office:value="0.1561718416569833" office:value-type="float"/>
          <table:table-cell office:value="0.022960082650099873" office:value-type="float"/>
          <table:table-cell office:value="0.03384621950772551" office:value-type="float"/>
          <table:table-cell office:value="0.006065574273187793" office:value-type="float"/>
          <table:table-cell office:value="0.1009826107858985" office:value-type="float"/>
          <table:table-cell office:value="0.35735345084990433" office:value-type="float"/>
          <table:table-cell office:value="0.3101245424932793" office:value-type="float"/>
          <table:table-cell office:value="0.27314620738117773" office:value-type="float"/>
          <table:table-cell office:value="0.27129727947136995" office:value-type="float"/>
          <table:table-cell office:value="0.11867543353908716" office:value-type="float"/>
          <table:table-cell office:value="0.10894435620334171" office:value-type="float"/>
          <table:table-cell office:value="0.10433682222301532" office:value-type="float"/>
          <table:table-cell office:value="0.09628683242392949" office:value-type="float"/>
          <table:table-cell office:value="0.06599751459990219" office:value-type="float"/>
          <table:table-cell office:value="0.1940176613134632" office:value-type="float"/>
          <table:table-cell office:value="0.22953442772996321" office:value-type="float"/>
          <table:table-cell office:value="0.0653587079650345" office:value-type="float"/>
          <table:table-cell office:value="0.23751535185579983" office:value-type="float"/>
        </table:table-row>
        <table:table-row>
          <table:table-cell office:value-type="string">
            <text:p>s8</text:p>
          </table:table-cell>
          <table:table-cell office:value="0.05596002047397669" office:value-type="float"/>
          <table:table-cell office:value="0.12435752323764247" office:value-type="float"/>
          <table:table-cell office:value="0.25061466353315326" office:value-type="float"/>
          <table:table-cell office:value="0.08250163413593133" office:value-type="float"/>
          <table:table-cell office:value="0.07056259696426638" office:value-type="float"/>
          <table:table-cell office:value="0.1080699347917707" office:value-type="float"/>
          <table:table-cell office:value="0.2878694697250852" office:value-type="float"/>
          <table:table-cell office:value="0.21101132183290428" office:value-type="float"/>
          <table:table-cell office:value="0.17524640682386608" office:value-type="float"/>
          <table:table-cell office:value="0.20252773687080253" office:value-type="float"/>
          <table:table-cell office:value="0.13775843397814305" office:value-type="float"/>
          <table:table-cell office:value="0.1011489200626336" office:value-type="float"/>
          <table:table-cell office:value="0.09635010559330066" office:value-type="float"/>
          <table:table-cell office:value="0.12559475355531993" office:value-type="float"/>
          <table:table-cell office:value="0.11320021597554593" office:value-type="float"/>
          <table:table-cell office:value="0.22581727068760446" office:value-type="float"/>
          <table:table-cell office:value="0.2873991751953266" office:value-type="float"/>
          <table:table-cell office:value="0.1366552682098712" office:value-type="float"/>
          <table:table-cell office:value="0.12957730901405254" office:value-type="float"/>
          <table:table-cell office:value="0.052692331035412536" office:value-type="float"/>
          <table:table-cell office:value="0.028334629498128552" office:value-type="float"/>
          <table:table-cell office:value="0.010566508020281825" office:value-type="float"/>
          <table:table-cell office:value="0.01101872790691285" office:value-type="float"/>
          <table:table-cell office:value="0.0" office:value-type="float"/>
        </table:table-row>
        <table:table-row>
          <table:table-cell office:value-type="string">
            <text:p>s9</text:p>
          </table:table-cell>
          <table:table-cell office:value="0.049890294152327985" office:value-type="float"/>
          <table:table-cell office:value="0.11297277572751992" office:value-type="float"/>
          <table:table-cell office:value="0.10693080747839778" office:value-type="float"/>
          <table:table-cell office:value="0.008243894201794942" office:value-type="float"/>
          <table:table-cell office:value="0.0" office:value-type="float"/>
          <table:table-cell office:value="0.0" office:value-type="float"/>
          <table:table-cell office:value="0.00033911940190740924" office:value-type="float"/>
          <table:table-cell office:value="0.016648948618418872" office:value-type="float"/>
          <table:table-cell office:value="0.2341534394104058" office:value-type="float"/>
          <table:table-cell office:value="0.2828255076594483" office:value-type="float"/>
          <table:table-cell office:value="0.2589486149511416" office:value-type="float"/>
          <table:table-cell office:value="0.22402851859838588" office:value-type="float"/>
          <table:table-cell office:value="0.20436039050113894" office:value-type="float"/>
          <table:table-cell office:value="0.08812059054704123" office:value-type="float"/>
          <table:table-cell office:value="0.13958640695919697" office:value-type="float"/>
          <table:table-cell office:value="0.10432477957431853" office:value-type="float"/>
          <table:table-cell office:value="0.10186771438270796" office:value-type="float"/>
          <table:table-cell office:value="0.04962876968600654" office:value-type="float"/>
          <table:table-cell office:value="0.20461955551764724" office:value-type="float"/>
          <table:table-cell office:value="0.4489842378223609" office:value-type="float"/>
          <table:table-cell office:value="0.4744479735176664" office:value-type="float"/>
          <table:table-cell office:value="0.1841669414854004" office:value-type="float"/>
          <table:table-cell office:value="0.17283835760320976" office:value-type="float"/>
          <table:table-cell office:value="0.20885026547312344" office:value-type="float"/>
        </table:table-row>
        <table:table-row>
          <table:table-cell office:value-type="string">
            <text:p>s10</text:p>
          </table:table-cell>
          <table:table-cell office:value="0.029033301386097037" office:value-type="float"/>
          <table:table-cell office:value="0.005283339334340445" office:value-type="float"/>
          <table:table-cell office:value="0.0712547731610036" office:value-type="float"/>
          <table:table-cell office:value="0.2147558042164929" office:value-type="float"/>
          <table:table-cell office:value="0.325459346880502" office:value-type="float"/>
          <table:table-cell office:value="0.4442360253440047" office:value-type="float"/>
          <table:table-cell office:value="0.23516919326852112" office:value-type="float"/>
          <table:table-cell office:value="0.16156367085177792" office:value-type="float"/>
          <table:table-cell office:value="0.1577446816202069" office:value-type="float"/>
          <table:table-cell office:value="0.24897340145530125" office:value-type="float"/>
          <table:table-cell office:value="0.17555137629345638" office:value-type="float"/>
          <table:table-cell office:value="0.1424318844845139" office:value-type="float"/>
          <table:table-cell office:value="0.19967985117957124" office:value-type="float"/>
          <table:table-cell office:value="0.29206936570361913" office:value-type="float"/>
          <table:table-cell office:value="0.3785034869816836" office:value-type="float"/>
          <table:table-cell office:value="0.215911721310861" office:value-type="float"/>
          <table:table-cell office:value="0.2703835876261053" office:value-type="float"/>
          <table:table-cell office:value="0.1671212019924254" office:value-type="float"/>
          <table:table-cell office:value="0.10104578197908853" office:value-type="float"/>
          <table:table-cell office:value="0.020403613992362006" office:value-type="float"/>
          <table:table-cell office:value="0.09416339489449033" office:value-type="float"/>
          <table:table-cell office:value="0.26178528851317856" office:value-type="float"/>
          <table:table-cell office:value="0.2526339042139965" office:value-type="float"/>
          <table:table-cell office:value="0.1936925996805756" office:value-type="float"/>
        </table:table-row>
      </table:table>
      <table:table table:name="pv_scenario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  <table:table-cell office:value-type="string">
            <text:p>x11</text:p>
          </table:table-cell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14</text:p>
          </table:table-cell>
          <table:table-cell office:value-type="string">
            <text:p>x15</text:p>
          </table:table-cell>
          <table:table-cell office:value-type="string">
            <text:p>x16</text:p>
          </table:table-cell>
          <table:table-cell office:value-type="string">
            <text:p>x17</text:p>
          </table:table-cell>
          <table:table-cell office:value-type="string">
            <text:p>x18</text:p>
          </table:table-cell>
          <table:table-cell office:value-type="string">
            <text:p>x19</text:p>
          </table:table-cell>
          <table:table-cell office:value-type="string">
            <text:p>x20</text:p>
          </table:table-cell>
          <table:table-cell office:value-type="string">
            <text:p>x21</text:p>
          </table:table-cell>
          <table:table-cell office:value-type="string">
            <text:p>x22</text:p>
          </table:table-cell>
          <table:table-cell office:value-type="string">
            <text:p>x23</text:p>
          </table:table-cell>
          <table:table-cell office:value-type="string">
            <text:p>x24</text:p>
          </table:table-cell>
          <table:table-cell office:value-type="string">
            <text:p>x25</text:p>
          </table:table-cell>
        </table:table-row>
        <table:table-row>
          <table:table-cell office:value-type="string">
            <text:p>s1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9277765969598206" office:value-type="float"/>
          <table:table-cell office:value="0.39306196615085154" office:value-type="float"/>
          <table:table-cell office:value="0.5868447327807682" office:value-type="float"/>
          <table:table-cell office:value="0.6439634555964436" office:value-type="float"/>
          <table:table-cell office:value="0.7576505468461882" office:value-type="float"/>
          <table:table-cell office:value="0.788792324361316" office:value-type="float"/>
          <table:table-cell office:value="0.7392148334283918" office:value-type="float"/>
          <table:table-cell office:value="0.6041395193901895" office:value-type="float"/>
          <table:table-cell office:value="0.5177833141365555" office:value-type="float"/>
          <table:table-cell office:value="0.36036830729561664" office:value-type="float"/>
          <table:table-cell office:value="0.07870750342046944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2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8424803732243326" office:value-type="float"/>
          <table:table-cell office:value="0.36114968662169844" office:value-type="float"/>
          <table:table-cell office:value="0.5085666317950465" office:value-type="float"/>
          <table:table-cell office:value="0.7251533594810301" office:value-type="float"/>
          <table:table-cell office:value="0.6891126430277924" office:value-type="float"/>
          <table:table-cell office:value="0.6979749356268601" office:value-type="float"/>
          <table:table-cell office:value="0.6706762697943708" office:value-type="float"/>
          <table:table-cell office:value="0.6838316677040515" office:value-type="float"/>
          <table:table-cell office:value="0.43668450796843894" office:value-type="float"/>
          <table:table-cell office:value="0.3727026885480999" office:value-type="float"/>
          <table:table-cell office:value="0.0319909097101695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3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0321164300162344" office:value-type="float"/>
          <table:table-cell office:value="0.40294719213445157" office:value-type="float"/>
          <table:table-cell office:value="0.5828036215531527" office:value-type="float"/>
          <table:table-cell office:value="0.6340279866656214" office:value-type="float"/>
          <table:table-cell office:value="0.7010645159112281" office:value-type="float"/>
          <table:table-cell office:value="0.7944563356816995" office:value-type="float"/>
          <table:table-cell office:value="0.7662610963630352" office:value-type="float"/>
          <table:table-cell office:value="0.5834487996982095" office:value-type="float"/>
          <table:table-cell office:value="0.47563448326982743" office:value-type="float"/>
          <table:table-cell office:value="0.3182765361101964" office:value-type="float"/>
          <table:table-cell office:value="0.0786789735798155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4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63691822549977" office:value-type="float"/>
          <table:table-cell office:value="0.39197938551301886" office:value-type="float"/>
          <table:table-cell office:value="0.5827983468036447" office:value-type="float"/>
          <table:table-cell office:value="0.6613542771017863" office:value-type="float"/>
          <table:table-cell office:value="0.7603705307593459" office:value-type="float"/>
          <table:table-cell office:value="0.7695409783916496" office:value-type="float"/>
          <table:table-cell office:value="0.7315678187105172" office:value-type="float"/>
          <table:table-cell office:value="0.6025637398166761" office:value-type="float"/>
          <table:table-cell office:value="0.5344665129089778" office:value-type="float"/>
          <table:table-cell office:value="0.34202045976685885" office:value-type="float"/>
          <table:table-cell office:value="0.0962230265710595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5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5964728949189958" office:value-type="float"/>
          <table:table-cell office:value="0.40059192016478656" office:value-type="float"/>
          <table:table-cell office:value="0.5560399168013135" office:value-type="float"/>
          <table:table-cell office:value="0.6810722491744596" office:value-type="float"/>
          <table:table-cell office:value="0.7673176048100139" office:value-type="float"/>
          <table:table-cell office:value="0.7379210051763192" office:value-type="float"/>
          <table:table-cell office:value="0.6998438313752272" office:value-type="float"/>
          <table:table-cell office:value="0.6258948825575411" office:value-type="float"/>
          <table:table-cell office:value="0.4817669292153904" office:value-type="float"/>
          <table:table-cell office:value="0.2547826976087079" office:value-type="float"/>
          <table:table-cell office:value="0.1134921158033412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6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991587237325625" office:value-type="float"/>
          <table:table-cell office:value="0.35118705084800683" office:value-type="float"/>
          <table:table-cell office:value="0.5164188070015935" office:value-type="float"/>
          <table:table-cell office:value="0.6820616256893131" office:value-type="float"/>
          <table:table-cell office:value="0.7283774785022059" office:value-type="float"/>
          <table:table-cell office:value="0.7360943529832986" office:value-type="float"/>
          <table:table-cell office:value="0.6880462689246043" office:value-type="float"/>
          <table:table-cell office:value="0.6523404625860991" office:value-type="float"/>
          <table:table-cell office:value="0.490294439965576" office:value-type="float"/>
          <table:table-cell office:value="0.2634176974598198" office:value-type="float"/>
          <table:table-cell office:value="0.1134383712528780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7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9751356208021397" office:value-type="float"/>
          <table:table-cell office:value="0.39043952569196627" office:value-type="float"/>
          <table:table-cell office:value="0.5266712656638501" office:value-type="float"/>
          <table:table-cell office:value="0.6824519537329555" office:value-type="float"/>
          <table:table-cell office:value="0.7692810766654585" office:value-type="float"/>
          <table:table-cell office:value="0.7428185360400664" office:value-type="float"/>
          <table:table-cell office:value="0.6801202257712782" office:value-type="float"/>
          <table:table-cell office:value="0.6463332786878648" office:value-type="float"/>
          <table:table-cell office:value="0.5047710568577025" office:value-type="float"/>
          <table:table-cell office:value="0.279376235467433" office:value-type="float"/>
          <table:table-cell office:value="0.1126974106951347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8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9874960034893829" office:value-type="float"/>
          <table:table-cell office:value="0.34188369416631076" office:value-type="float"/>
          <table:table-cell office:value="0.5327879681133997" office:value-type="float"/>
          <table:table-cell office:value="0.7045436736567361" office:value-type="float"/>
          <table:table-cell office:value="0.6892119120763234" office:value-type="float"/>
          <table:table-cell office:value="0.7070774102005747" office:value-type="float"/>
          <table:table-cell office:value="0.6930025093299444" office:value-type="float"/>
          <table:table-cell office:value="0.665950255651125" office:value-type="float"/>
          <table:table-cell office:value="0.4301760402197841" office:value-type="float"/>
          <table:table-cell office:value="0.3326050544159777" office:value-type="float"/>
          <table:table-cell office:value="0.04878549290190321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9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9272548251050385" office:value-type="float"/>
          <table:table-cell office:value="0.39532630457753365" office:value-type="float"/>
          <table:table-cell office:value="0.5691604968919352" office:value-type="float"/>
          <table:table-cell office:value="0.680621816137494" office:value-type="float"/>
          <table:table-cell office:value="0.7784569503242166" office:value-type="float"/>
          <table:table-cell office:value="0.7511773630100185" office:value-type="float"/>
          <table:table-cell office:value="0.7246802655768216" office:value-type="float"/>
          <table:table-cell office:value="0.6033558613413926" office:value-type="float"/>
          <table:table-cell office:value="0.5090658541751847" office:value-type="float"/>
          <table:table-cell office:value="0.2691635547557587" office:value-type="float"/>
          <table:table-cell office:value="0.11995114970971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10</text:p>
          </table:table-cell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7914784074817813" office:value-type="float"/>
          <table:table-cell office:value="0.39960441189112933" office:value-type="float"/>
          <table:table-cell office:value="0.5817851867828686" office:value-type="float"/>
          <table:table-cell office:value="0.6437769025034713" office:value-type="float"/>
          <table:table-cell office:value="0.7313309579160043" office:value-type="float"/>
          <table:table-cell office:value="0.7898837598022148" office:value-type="float"/>
          <table:table-cell office:value="0.759087566579709" office:value-type="float"/>
          <table:table-cell office:value="0.6084438282050287" office:value-type="float"/>
          <table:table-cell office:value="0.5516944926620164" office:value-type="float"/>
          <table:table-cell office:value="0.3432197693402323" office:value-type="float"/>
          <table:table-cell office:value="0.1042373616608920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  <table:table table:name="probabilities"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x2</text:p>
          </table:table-cell>
        </table:table-row>
        <table:table-row>
          <table:table-cell office:value-type="string">
            <text:p>s1</text:p>
          </table:table-cell>
          <table:table-cell office:value="1.5629045317604597e-08" office:value-type="float"/>
        </table:table-row>
        <table:table-row>
          <table:table-cell office:value-type="string">
            <text:p>s2</text:p>
          </table:table-cell>
          <table:table-cell office:value="0.0076709806833215365" office:value-type="float"/>
        </table:table-row>
        <table:table-row>
          <table:table-cell office:value-type="string">
            <text:p>s3</text:p>
          </table:table-cell>
          <table:table-cell office:value="0.0221044948193642" office:value-type="float"/>
        </table:table-row>
        <table:table-row>
          <table:table-cell office:value-type="string">
            <text:p>s4</text:p>
          </table:table-cell>
          <table:table-cell office:value="0.0316913284786082" office:value-type="float"/>
        </table:table-row>
        <table:table-row>
          <table:table-cell office:value-type="string">
            <text:p>s5</text:p>
          </table:table-cell>
          <table:table-cell office:value="0.03620495423307009" office:value-type="float"/>
        </table:table-row>
        <table:table-row>
          <table:table-cell office:value-type="string">
            <text:p>s6</text:p>
          </table:table-cell>
          <table:table-cell office:value="0.052660754221390944" office:value-type="float"/>
        </table:table-row>
        <table:table-row>
          <table:table-cell office:value-type="string">
            <text:p>s7</text:p>
          </table:table-cell>
          <table:table-cell office:value="0.12346199355834724" office:value-type="float"/>
        </table:table-row>
        <table:table-row>
          <table:table-cell office:value-type="string">
            <text:p>s8</text:p>
          </table:table-cell>
          <table:table-cell office:value="0.17586994393628594" office:value-type="float"/>
        </table:table-row>
        <table:table-row>
          <table:table-cell office:value-type="string">
            <text:p>s9</text:p>
          </table:table-cell>
          <table:table-cell office:value="0.20928723011652697" office:value-type="float"/>
        </table:table-row>
        <table:table-row>
          <table:table-cell office:value-type="string">
            <text:p>s10</text:p>
          </table:table-cell>
          <table:table-cell office:value="0.341048304324039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9-21T16:34:52.530174</meta:creation-date>
    <dc:date>2022-09-21T16:34:52.752669</dc:date>
    <meta:generator>http://pypi.python.org/pypi/ezodf/0.1.0$Python3.8.13 (default, Mar 28 2022, 06:59:08) [MSC v.1916 64 bit (AMD64)]</meta:generator>
    <meta:document-statistic/>
    <meta:editing-cycles>3</meta:editing-cycles>
  </office:meta>
</office:document-meta>
</file>